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03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7463941566169273380" text:style-name="WWNum33">
        <text:list-item>
          <text:p text:style-name="P15">Commit #541 – Bug Fix – 'model.php' – Relays pop-up 'Show' checkbox disabled when it should be enabled.</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2" office:value-type="float" office:value="45990">
            <text:p text:style-name="P4">03/01/26</text:p>
          </table:table-cell>
          <table:table-cell table:style-name="Table47.A2" office:value-type="float" office:value="3.15">
            <text:p text:style-name="P4">3.18</text:p>
          </table:table-cell>
          <table:table-cell table:style-name="Table47.A2" office:value-type="float" office:value="291125">
            <text:p text:style-name="P4">03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03T08:11:19.10</dc:date>
    <meta:print-date>2024-04-17T07:07:00Z</meta:print-date>
    <meta:editing-cycles>124</meta:editing-cycles>
    <meta:editing-duration>P2DT9H12M31S</meta:editing-duration>
    <meta:document-statistic meta:table-count="47" meta:image-count="0" meta:object-count="0" meta:page-count="49" meta:paragraph-count="3141" meta:word-count="11999" meta:character-count="7548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